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 Mono" svg:font-family="'Roboto Mono', monospac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87%" style:font-name="Roboto Mono" fo:font-size="9pt" fo:letter-spacing="normal" fo:font-style="normal" fo:font-weight="normal"/>
    </style:style>
    <style:style style:name="T1" style:family="text">
      <style:text-properties officeooo:rsid="000ed510"/>
    </style:style>
    <style:style style:name="T2" style:family="text">
      <style:text-properties fo:color="#000000" loext:opacity="87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&lt;!-- Google tag (gtag.js) --&gt; &lt;script async src="https://www.googletagmanager.com/gtag/js?id=G-LMSZERLKC8"&gt;&lt;/script&gt; &lt;script&gt; window.dataLayer = window.dataLayer || []; function gtag(){dataLayer.push(arguments);} gtag('js', new Date()); gtag('config', 'G-LMSZERLKC8'); &lt;/script&gt;</text:span><text:line-break/><text:span text:style-name="T1">google tag for topad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 Mono" svg:font-family="'Roboto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9T03:50:41.295710913</meta:creation-date>
    <dc:date>2025-08-19T04:18:51.795779871</dc:date>
    <meta:editing-duration>PT2M7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" meta:word-count="27" meta:character-count="299" meta:non-whitespace-character-count="274"/>
  </office:meta>
</office:document-meta>
</file>